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24pt" fo:language="pt" fo:country="BR" style:font-size-asian="24pt" style:font-size-complex="24pt" style:language-complex="ar" style:country-complex="SA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fo:language="pt" fo:country="BR" style:font-size-asian="10pt" style:font-size-complex="10pt" style:language-complex="ar" style:country-complex="SA"/>
    </style:style>
    <style:style style:name="P7" style:family="paragraph" style:parent-style-name="Standard">
      <style:text-properties fo:language="pt" fo:country="BR" style:language-complex="ar" style:country-complex="SA"/>
    </style:style>
    <style:style style:name="P8" style:family="paragraph" style:parent-style-name="Standard" style:list-style-name="L3">
      <style:text-properties fo:language="pt" fo:country="BR" style:language-complex="ar" style:country-complex="SA"/>
    </style:style>
    <style:style style:name="P9" style:family="paragraph" style:parent-style-name="Standard" style:list-style-name="L2">
      <style:text-properties fo:font-size="11pt" fo:language="pt" fo:country="BR" style:font-size-asian="11pt" style:font-size-complex="11pt" style:language-complex="ar" style:country-complex="SA"/>
    </style:style>
    <style:style style:name="P10" style:family="paragraph" style:parent-style-name="Standard" style:list-style-name="L4">
      <style:text-properties fo:font-size="11pt" fo:language="pt" fo:country="BR" style:font-size-asian="11pt" style:font-size-complex="11pt" style:language-complex="ar" style:country-complex="SA"/>
    </style:style>
    <style:style style:name="P11" style:family="paragraph" style:parent-style-name="Standard" style:list-style-name="L5">
      <style:text-properties fo:font-size="11pt" fo:language="pt" fo:country="BR" style:font-size-asian="11pt" style:font-size-complex="11pt" style:language-complex="ar" style:country-complex="SA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language="pt" fo:country="BR" fo:font-weight="bold" style:font-size-asian="24pt" style:font-weight-asian="bold" style:font-size-complex="24pt" style:language-complex="ar" style:country-complex="SA" style:font-weight-complex="bold"/>
    </style:style>
    <style:style style:name="P13" style:family="paragraph" style:parent-style-name="Heading_20_2" style:list-style-name="WW8Num7">
      <style:paragraph-properties fo:margin-left="0cm" fo:margin-right="0cm" fo:text-indent="0cm" style:auto-text-indent="false"/>
      <style:text-properties fo:font-size="11pt" fo:language="pt" fo:country="BR" style:font-size-asian="11pt" style:font-size-complex="11pt" style:language-complex="ar" style:country-complex="SA"/>
    </style:style>
    <style:style style:name="P14" style:family="paragraph" style:parent-style-name="Table_20_Contents">
      <style:text-properties fo:color="#4c4c4c" fo:font-size="10pt" fo:language="pt" fo:country="BR" style:font-size-asian="10pt" style:font-size-complex="10pt" style:language-complex="ar" style:country-complex="SA"/>
    </style:style>
    <style:style style:name="P15" style:family="paragraph" style:parent-style-name="Table_20_Contents">
      <style:paragraph-properties fo:text-align="center" style:justify-single-word="false"/>
      <style:text-properties fo:color="#4c4c4c" fo:font-size="10pt" fo:language="pt" fo:country="BR" style:font-size-asian="10pt" style:font-size-complex="10pt" style:language-complex="ar" style:country-complex="SA"/>
    </style:style>
    <style:style style:name="P16" style:family="paragraph" style:parent-style-name="Heading_20_1">
      <style:text-properties fo:language="pt" fo:country="BR" style:language-complex="ar" style:country-complex="SA"/>
    </style:style>
    <style:style style:name="P17" style:family="paragraph" style:parent-style-name="Heading_20_1">
      <style:paragraph-properties fo:margin-left="0cm" fo:margin-right="0cm" fo:text-indent="0cm" style:auto-text-indent="false"/>
      <style:text-properties fo:language="pt" fo:country="BR" style:language-complex="ar" style:country-complex="SA"/>
    </style:style>
    <style:style style:name="P18" style:family="paragraph" style:parent-style-name="Heading_20_1" style:list-style-name="WW8Num7">
      <style:paragraph-properties fo:margin-left="0cm" fo:margin-right="0cm" fo:text-indent="0cm" style:auto-text-indent="false"/>
      <style:text-properties fo:language="pt" fo:country="BR" style:language-complex="ar" style:country-complex="SA"/>
    </style:style>
    <style:style style:name="P19" style:family="paragraph" style:parent-style-name="Text_20_body" style:list-style-name="WW8Num7">
      <style:text-properties fo:language="pt" fo:country="BR" style:language-complex="ar" style:country-complex="SA"/>
    </style:style>
    <style:style style:name="P20" style:family="paragraph" style:parent-style-name="Text_20_body">
      <style:text-properties fo:font-size="11pt" fo:language="pt" fo:country="BR" style:font-size-asian="11pt" style:font-size-complex="11pt" style:language-complex="ar" style:country-complex="SA"/>
    </style:style>
    <style:style style:name="P21" style:family="paragraph" style:parent-style-name="Text_20_body" style:list-style-name="WW8Num7">
      <style:text-properties fo:font-size="11pt" fo:language="pt" fo:country="BR" style:font-size-asian="11pt" style:font-size-complex="11pt" style:language-complex="ar" style:country-complex="SA"/>
    </style:style>
    <style:style style:name="P22" style:family="paragraph" style:parent-style-name="Text_20_body" style:list-style-name="L1">
      <style:text-properties fo:font-size="11pt" fo:language="pt" fo:country="BR" style:font-size-asian="11pt" style:font-size-complex="11pt" style:language-complex="ar" style:country-complex="SA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ize="11pt" fo:language="pt" fo:country="BR" style:font-size-asian="11pt" style:font-size-complex="11pt" style:language-complex="ar" style:country-complex="SA"/>
    </style:style>
    <style:style style:name="P24" style:family="paragraph" style:parent-style-name="Text_20_body" style:list-style-name="WW8Num7">
      <style:paragraph-properties fo:margin-left="0cm" fo:margin-right="0cm" fo:text-indent="0cm" style:auto-text-indent="false"/>
      <style:text-properties fo:font-size="11pt" fo:language="pt" fo:country="BR" style:font-size-asian="11pt" style:font-size-complex="11pt" style:language-complex="ar" style:country-complex="S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P26" style:family="paragraph" style:parent-style-name="Text_20_body" style:list-style-name="WW8Num7">
      <style:paragraph-properties fo:margin-left="0cm" fo:margin-right="0cm" fo:text-indent="0cm" style:auto-text-indent="false"/>
      <style:text-properties style:font-name="Arial1"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normal" style:font-size-asian="8.75pt" style:font-weight-asian="normal" style:font-size-complex="10pt" style:font-weight-complex="normal"/>
    </style:style>
    <style:style style:name="T6" style:family="text">
      <style:text-properties fo:font-size="10pt" fo:language="pt" fo:country="BR" style:font-size-asian="10pt" style:font-size-complex="10pt" style:language-complex="ar" style:country-complex="SA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1" fo:font-size="10pt" fo:font-weight="normal" style:font-size-asian="8.75pt" style:font-weight-asian="normal" style:font-size-complex="10pt" style:font-weight-complex="normal"/>
    </style:style>
    <style:style style:name="T10" style:family="text"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T11" style:family="text">
      <style:text-properties style:font-name="Times New Roman1" fo:font-weight="normal" style:font-weight-asian="normal" style:font-weight-complex="normal"/>
    </style:style>
    <style:style style:name="T12" style:family="text">
      <style:text-properties style:font-name="Times New Roman1" fo:font-weight="bold" style:font-weight-asian="bold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language="pt" fo:country="BR" style:font-size-asian="11pt" style:font-size-complex="11pt" style:language-complex="ar" style:country-complex="SA"/>
    </style:style>
    <style:style style:name="T15" style:family="text">
      <style:text-properties fo:font-size="11pt" fo:language="pt" fo:country="BR" fo:font-weight="bold" style:font-size-asian="11pt" style:font-weight-asian="bold" style:font-size-complex="11pt" style:language-complex="ar" style:country-complex="SA" style:font-weight-complex="bold"/>
    </style:style>
    <style:style style:name="T16" style:family="text">
      <style:text-properties fo:language="pt" fo:country="BR" style:language-complex="ar" style:country-complex="SA"/>
    </style:style>
    <style:style style:name="T17" style:family="text">
      <style:text-properties fo:language="pt" fo:country="BR" fo:font-weight="bold" style:font-weight-asian="bold" style:language-complex="ar" style:country-complex="SA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Arial1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Obter Nova Senha</text:p>
      <text:p text:style-name="P4"/>
      <text:h text:style-name="P16" text:outline-level="1">Breve Descrição</text:h>
      <text:p text:style-name="P7"><text:tab/><text:span text:style-name="T13">O caso de uso Obter Nova Senha permite ao usuário criar um nova senha para logar no <text:tab/>sistema.</text:span></text:p>
      <text:h text:style-name="P16" text:outline-level="1">Breve Descrição dos Atores</text:h>
      <text:list xml:id="list1929362095" text:style-name="L2">
        <text:list-item>
          <text:p text:style-name="P9">Usuário <text:span text:style-name="T7">Solicita uma nova senha.</text:span></text:p>
        </text:list-item>
      </text:list>
      <text:h text:style-name="P16" text:outline-level="1">Pré-condições</text:h>
      <text:list xml:id="list91539716" text:style-name="L3">
        <text:list-item>
          <text:p text:style-name="P8"><text:span text:style-name="T13">O usuário está cadastrado no sistema.</text:span></text:p>
        </text:list-item>
      </text:list>
      <text:h text:style-name="P16" text:outline-level="1">Fluxo Básico de Eventos</text:h>
      <text:list xml:id="list1199495051" text:style-name="WW8Num7">
        <text:list-item>
          <text:p text:style-name="P21">O usuário seleciona a opção “Esqueceu sua Senha?”;</text:p>
        </text:list-item>
        <text:list-item>
          <text:p text:style-name="P21">O sistema exibe uma tela contendo:</text:p>
          <text:list>
            <text:list-item text:start-value="1">
              <text:p text:style-name="P21">campo para inserir “e-mail” cadastrado pelo usuário;</text:p>
            </text:list-item>
            <text:list-item>
              <text:p text:style-name="P21">campo contendo o mecanismo “Captcha”;</text:p>
            </text:list-item>
            <text:list-item>
              <text:p text:style-name="P21">opção “Enviar e-mail” para confirmar a operação.</text:p>
              <text:list>
                <text:list-item>
                  <text:list>
                    <text:list-item>
                      <text:list>
                        <text:list-header>
                          <text:p text:style-name="P24"><text:s text:c="21"/>3. <text:s/>O usuário fornece o seu e-mail cadastrado, preenche o campo “captcha”, o <text:tab/><text:tab/>sistema gera um link de redefinição de senha e o envia para o e-mail <text:s/>fornecido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O usuário clica no link de redefinição de senha enviado por e-mail;</text:p>
        </text:list-item>
        <text:list-item>
          <text:p text:style-name="P21">O sistema exibe uma tela contendo:</text:p>
          <text:list>
            <text:list-item text:start-value="1">
              <text:p text:style-name="P21">campo “E-mail” já preenchido com o e-mail do usuário;</text:p>
            </text:list-item>
            <text:list-item>
              <text:p text:style-name="P21">campo “Chave” já preenchido com a chave gerada pelo link;</text:p>
            </text:list-item>
            <text:list-item>
              <text:p text:style-name="P21">campo “Nova senha” para o usuário inserir a nova senha;</text:p>
            </text:list-item>
            <text:list-item>
              <text:p text:style-name="P21">campo contendo o mecanismo “Captcha”;</text:p>
            </text:list-item>
            <text:list-item>
              <text:p text:style-name="P21">opção “Obter nova senha” para confirmar a operação.</text:p>
            </text:list-item>
          </text:list>
        </text:list-item>
        <text:list-item>
          <text:p text:style-name="P21">O usuário preenche os campos solicitados e confirma a operação;</text:p>
        </text:list-item>
        <text:list-item>
          <text:p text:style-name="P19"><text:span text:style-name="T13">O caso de uso é encerrado.</text:span></text:p>
          <text:h text:style-name="P18" text:outline-level="1">5 <text:s text:c="3"/>Fluxos Alternativos</text:h>
          <text:list>
            <text:list-header>
              <text:h text:style-name="P13" text:outline-level="2">Fluxo Alternativo 1</text:h>
            </text:list-header>
          </text:list>
        </text:list-item>
      </text:list>
      <text:p text:style-name="P20">Se no passo <text:span text:style-name="T8">3</text:span> <text:s/>do <text:span text:style-name="T8">Fluxo Básico</text:span> o usuário fornece um e-mail não cadastrado no sistema, então:</text:p>
      <text:list xml:id="list2046637911" text:continue-list="list1199495051" text:style-name="WW8Num7">
        <text:list-item text:start-value="1">
          <text:p text:style-name="P21">O sistema exibe a mensagem “E-mail não cadastrado”;</text:p>
        </text:list-item>
        <text:list-item>
          <text:p text:style-name="P21"><text:soft-page-break/>O sistema não envia o link de redefinição de senha;</text:p>
        </text:list-item>
        <text:list-item>
          <text:p text:style-name="P21">O caso de uso é encerrado.</text:p>
          <text:list>
            <text:list-header>
              <text:p text:style-name="P26">Fluxo Alternativo 2</text:p>
            </text:list-header>
          </text:list>
        </text:list-item>
      </text:list>
      <text:p text:style-name="P23"><text:span text:style-name="T19"><text:tab/></text:span>Se no passo <text:s/><text:span text:style-name="T8">4</text:span> do <text:span text:style-name="T8">Fluxo Básico</text:span> o usuário não clica no link de redefinição de senha, <text:tab/>então:</text:p>
      <text:list xml:id="list646541471" text:continue-list="list2046637911" text:style-name="WW8Num7">
        <text:list-item text:start-value="1">
          <text:p text:style-name="P19"><text:span text:style-name="T13">A senha do usuário não é alterada;</text:span></text:p>
        </text:list-item>
        <text:list-item>
          <text:p text:style-name="P21">O caso de uso é encerrado.</text:p>
        </text:list-item>
      </text:list>
      <text:p text:style-name="P25">Fluxo Alternativo 3</text:p>
      <text:p text:style-name="P20">Se no passo <text:span text:style-name="T8">3</text:span> do <text:span text:style-name="T8">Fluxo Básico,</text:span><text:span text:style-name="T18"> o usuário não preencher ou preencher erroneamente o campo “captcha”, então:</text:span></text:p>
      <text:list xml:id="list5234720812" text:style-name="L1">
        <text:list-item>
          <text:p text:style-name="P22">O sistema exibe a mensagem “campo captcha inválido”;</text:p>
        </text:list-item>
        <text:list-item>
          <text:p text:style-name="P22"><text:span text:style-name="T18">O sistema volta ao passo </text:span><text:span text:style-name="T8">2 </text:span><text:span text:style-name="T18">do </text:span><text:span text:style-name="T8">Fluxo Básico</text:span><text:span text:style-name="T18"> com uma nova “senha captcha”, preservando apenas o campo de e-mail preenchido pelo usuário.</text:span></text:p>
        </text:list-item>
      </text:list>
      <text:list xml:id="list1796328456" text:continue-list="list646541471" text:style-name="WW8Num7">
        <text:list-item>
          <text:list>
            <text:list-header>
              <text:p text:style-name="P26">Fluxo Alternativo 4</text:p>
            </text:list-header>
          </text:list>
        </text:list-item>
      </text:list>
      <text:p text:style-name="P23"><text:span text:style-name="T19"><text:tab/></text:span><text:span text:style-name="T18">Se no passo </text:span><text:span text:style-name="T8">6</text:span><text:span text:style-name="T18"> do </text:span><text:span text:style-name="T8">Fluxo Básico,</text:span><text:span text:style-name="T18"> o usuário não preencher ou preencher erroneamente o <text:tab/>campo “captcha”, então:</text:span></text:p>
      <text:list xml:id="list1112973891" text:continue-list="list1796328456" text:style-name="WW8Num7">
        <text:list-item text:start-value="1">
          <text:p text:style-name="P19"><text:span text:style-name="T13">O sistema exibe a mensagem “senha captcha inválida”;</text:span></text:p>
        </text:list-item>
        <text:list-item>
          <text:p text:style-name="P21"><text:span text:style-name="T11">O sistema volta ao passo </text:span><text:span text:style-name="T12">5 </text:span><text:span text:style-name="T11">do </text:span><text:span text:style-name="T12">Fluxo Básico</text:span><text:span text:style-name="T11"> com uma nova “senha captcha”, preservando apenas o campo de e-mail preenchido pelo usuário.</text:span></text:p>
        </text:list-item>
      </text:list>
      <text:h text:style-name="P17" text:outline-level="1" text:is-list-header="true">6 Pós-Condições</text:h>
      <text:list xml:id="list278656004" text:style-name="L4">
        <text:list-item>
          <text:p text:style-name="P10">Fluxo Básico: É cadastrada uma nova senha para o usuário;</text:p>
        </text:list-item>
        <text:list-item>
          <text:p text:style-name="P10">Fluxo Alternativo 1: Não é enviado o link de redefinição de senha;</text:p>
        </text:list-item>
        <text:list-item>
          <text:p text:style-name="P10">Fluxo Alternativo 2: A senha do usuário não é trocada;</text:p>
        </text:list-item>
        <text:list-item>
          <text:p text:style-name="P10">Fluxo Alternativo 3: Não ocorre alteração no sistema;</text:p>
        </text:list-item>
        <text:list-item>
          <text:p text:style-name="P10">Fluxo Alternativo 4: Não ocorre alteração no sistema.</text:p>
        </text:list-item>
      </text:list>
      <text:h text:style-name="P17" text:outline-level="1" text:is-list-header="true">7 Requisitos Especiais</text:h>
      <text:list xml:id="list1599422802" text:style-name="L5">
        <text:list-item>
          <text:p text:style-name="P11">Performance: O e-mail de redefinição de senha deverá ser enviado em até 10 segun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ize="11pt" style:font-name-asian="OpenSymbol" style:font-size-asian="9.60000038146973pt" style:font-name-complex="Open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87cm" style:rel-column-width="8004*"/>
    </style:style>
    <style:style style:name="Tabela2.B" style:family="table-column">
      <style:table-column-properties style:column-width="10.619cm" style:rel-column-width="45036*"/>
    </style:style>
    <style:style style:name="Tabela2.C" style:family="table-column">
      <style:table-column-properties style:column-width="2.946cm" style:rel-column-width="12495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684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fo:language="pt" fo:country="BR" style:font-size-asian="10pt" style:font-size-complex="10pt" style:language-complex="ar" style:country-complex="SA"/>
    </style:style>
    <style:style style:name="MP3" style:family="paragraph" style:parent-style-name="Table_20_Contents">
      <style:text-properties fo:color="#4c4c4c" fo:font-size="10pt" fo:language="pt" fo:country="BR" style:font-size-asian="10pt" style:font-size-complex="10pt" style:language-complex="ar" style:country-complex="SA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8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/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3">Versão do Documento: 1.2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3/08/14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</text:p>
            </table:table-cell>
            <table:table-cell table:style-name="Tabela1.A1" office:value-type="string">
              <text:p text:style-name="MP5"><text:span text:style-name="MT1">ICMC-USP</text:span>, <text:date style:data-style-name="N108" text:date-value="2014-08-13T16:15:37">2014</text:date></text:p>
            </table:table-cell>
            <table:table-cell table:style-name="Tabela1.A1" office:value-type="string">
              <text:p text:style-name="MP6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38</meta:editing-cycles>
    <meta:editing-duration>PT3H51M46S</meta:editing-duration>
    <meta:generator>LibreOffice/3.5$Linux_x86 LibreOffice_project/350m1$Build-2</meta:generator>
    <dc:date>2014-08-13T16:15:37</dc:date>
    <meta:document-statistic meta:table-count="2" meta:image-count="0" meta:object-count="0" meta:page-count="2" meta:paragraph-count="55" meta:word-count="494" meta:character-count="2783" meta:non-whitespace-character-count="2334"/>
  </office:meta>
</office:document-meta>
</file>